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9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4.433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912cm"/>
    </style:style>
    <style:style style:name="co9" style:family="table-column">
      <style:table-column-properties fo:break-before="auto" style:column-width="3.66cm"/>
    </style:style>
    <style:style style:name="co10" style:family="table-column">
      <style:table-column-properties fo:break-before="auto" style:column-width="7.666cm"/>
    </style:style>
    <style:style style:name="co11" style:family="table-column">
      <style:table-column-properties fo:break-before="auto" style:column-width="5.348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7.523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2.974cm"/>
    </style:style>
    <style:style style:name="co16" style:family="table-column">
      <style:table-column-properties fo:break-before="auto" style:column-width="3.117cm"/>
    </style:style>
    <style:style style:name="co17" style:family="table-column">
      <style:table-column-properties fo:break-before="auto" style:column-width="3.145cm"/>
    </style:style>
    <style:style style:name="co18" style:family="table-column">
      <style:table-column-properties fo:break-before="auto" style:column-width="0.443cm"/>
    </style:style>
    <style:style style:name="co19" style:family="table-column">
      <style:table-column-properties fo:break-before="auto" style:column-width="0.859cm"/>
    </style:style>
    <style:style style:name="co20" style:family="table-column">
      <style:table-column-properties fo:break-before="auto" style:column-width="6.105cm"/>
    </style:style>
    <style:style style:name="co21" style:family="table-column">
      <style:table-column-properties fo:break-before="auto" style:column-width="12.681cm"/>
    </style:style>
    <style:style style:name="co22" style:family="table-column">
      <style:table-column-properties fo:break-before="auto" style:column-width="0.9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523cm"/>
    </style:style>
    <style:style style:name="co25" style:family="table-column">
      <style:table-column-properties fo:break-before="auto" style:column-width="3.632cm"/>
    </style:style>
    <style:style style:name="co26" style:family="table-column">
      <style:table-column-properties fo:break-before="auto" style:column-width="4.891cm"/>
    </style:style>
    <style:style style:name="co27" style:family="table-column">
      <style:table-column-properties fo:break-before="auto" style:column-width="5.2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color="#808080" fo:font-weight="bold" style:font-weight-asian="bold" style:font-weight-complex="bold"/>
    </style:style>
    <style:style style:name="ce10" style:family="table-cell" style:parent-style-name="Default">
      <style:text-properties fo:color="#808080" fo:font-weight="normal" style:font-weight-asian="normal" style:font-weight-complex="norm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ToDo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Sitemap</text:p>
          </table:table-cell>
        </table:table-row>
        <table:table-row table:style-name="ro2">
          <table:table-cell table:style-name="ce2" office:value-type="string">
            <text:p><text:a xlink:href="https://cacoo.com/invited?mailAddress=jule%40true-or-false.com&amp;key=c13JlKFHXcaNltDR">https://cacoo.com/invited?mailAddress=jule%40true-or-false.com&amp;key=c13JlKFHXcaNltDR</text:a>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Seiten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Zu erledigen</text:p>
          </table:table-cell>
        </table:table-row>
        <table:table-row table:style-name="ro1">
          <table:table-cell table:style-name="Default" office:value-type="string">
            <text:p>Logout-Button</text:p>
          </table:table-cell>
        </table:table-row>
        <table:table-row table:style-name="ro1">
          <table:table-cell table:style-name="Default" office:value-type="string">
            <text:p>Navigation</text:p>
          </table:table-cell>
        </table:table-row>
        <table:table-row table:style-name="ro1">
          <table:table-cell table:style-name="Default" office:value-type="string">
            <text:p>Fußzeile</text:p>
          </table:table-cell>
        </table:table-row>
        <table:table-row table:style-name="ro1">
          <table:table-cell table:style-name="Default" office:value-type="string">
            <text:p>Schriftarten/Überschriften vereinheitlichen</text:p>
          </table:table-cell>
        </table:table-row>
        <table:table-row table:style-name="ro1">
          <table:table-cell table:style-name="Default" office:value-type="string">
            <text:p>Jahr vermerken</text:p>
          </table:table-cell>
        </table:table-row>
        <table:table-row table:style-name="ro1">
          <table:table-cell table:style-name="Default" office:value-type="string">
            <text:p>Fehlermeldung Zeichencode</text:p>
          </table:table-cell>
        </table:table-row>
      </table:table>
      <table:table table:name="Notizen_Basisversio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auptfunktionen der Basisversio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Informationen</text:p>
          </table:table-cell>
          <table:table-cell table:number-columns-repeated="1023"/>
        </table:table-row>
        <table:table-row table:style-name="ro1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o-do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Verwal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Log-In-Seite/Navi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mit Robe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Zeitplan Basis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2-08-28">
            <text:p>28.0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1">
            <text:p>01.0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4">
            <text:p>04.0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15">
            <text:p>15.0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1-07">
            <text:p>0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</table:table>
      <table:table table:name="Navigatio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formationen zum Praktikum</text:p>
          </table:table-cell>
          <table:table-cell office:value-type="string">
            <text:p>Mein Benutzerkonto</text:p>
          </table:table-cell>
          <table:table-cell/>
        </table:table-row>
      </table:table>
      <table:table table:name="Statusseite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nzeige Grunddaten</text:p>
          </table:table-cell>
          <table:table-cell table:number-columns-repeated="3"/>
        </table:table-row>
        <table:table-row table:style-name="ro1">
          <table:table-cell office:value-type="string">
            <text:p>Status Daten erste Auswahl</text:p>
          </table:table-cell>
          <table:table-cell table:number-columns-repeated="3"/>
        </table:table-row>
        <table:table-row table:style-name="ro1">
          <table:table-cell office:value-type="string">
            <text:p>Link zur Bearbeitung der Daten erste Auswahl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jeweils Möglichkeiten zum Bearbeiten</text:p>
          </table:table-cell>
          <table:table-cell table:number-columns-repeated="3"/>
        </table:table-row>
        <table:table-row table:style-name="ro1">
          <table:table-cell office:value-type="string">
            <text:p>Statusmeldungen per Mail</text:p>
          </table:table-cell>
          <table:table-cell table:number-columns-repeated="3"/>
        </table:table-row>
        <table:table-row table:style-name="ro1">
          <table:table-cell office:value-type="string">
            <text:p>Liste mit noch fehlenden Angaben/Dokumenten per Mail</text:p>
          </table:table-cell>
          <table:table-cell table:number-columns-repeated="3"/>
        </table:table-row>
      </table:table>
      <table:table table:name="Seiten_Übersich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5"/>
          <table:table-cell table:style-name="ce1" table:number-columns-repeated="1022"/>
        </table:table-row>
        <table:table-row table:style-name="ro1">
          <table:table-cell table:style-name="ce1" office:value-type="string">
            <text:p>Bereich</text:p>
          </table:table-cell>
          <table:table-cell table:style-name="ce5" office:value-type="string">
            <text:p>hom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bewerbungsverfahren</text:p>
          </table:table-cell>
          <table:table-cell table:style-name="ce1" table:number-columns-repeated="2"/>
          <table:table-cell table:style-name="ce1" office:value-type="string">
            <text:p>Adminbereich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>
            <text:p>Ordnername</text:p>
          </table:table-cell>
          <table:table-cell table:style-name="ce6" office:value-type="string">
            <text:p>hom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bewerbung</text:p>
          </table:table-cell>
          <table:table-cell table:style-name="ce4" table:number-columns-repeated="2"/>
          <table:table-cell table:style-name="ce4" office:value-type="string">
            <text:p>admin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ten_Inhalt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Registrierung</text:p>
          </table:table-cell>
          <table:table-cell table:style-name="ce1" office:value-type="string">
            <text:p>Zulassung/Anmeldung</text:p>
          </table:table-cell>
          <table:table-cell table:style-name="ce1"/>
          <table:table-cell table:style-name="ce1" office:value-type="string">
            <text:p>Statussei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nrede</text:p>
          </table:table-cell>
          <table:table-cell table:style-name="ce8" office:value-type="string">
            <text:p>Nachname lateinisch</text:p>
          </table:table-cell>
          <table:table-cell table:style-name="ce8"/>
          <table:table-cell office:value-type="string">
            <text:p>Anzeige Anmeldung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table:style-name="ce8" office:value-type="string">
            <text:p>Vorname lateinisch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1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1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</table:table>
      <table:table table:name="Auswahllisten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Fakultät</text:p>
          </table:table-cell>
          <table:table-cell table:style-name="ce1" office:value-type="string">
            <text:p>Fachrichtungen</text:p>
          </table:table-cell>
          <table:table-cell table:style-name="ce1" office:value-type="string">
            <text:p>Spezialisierung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...</text:p>
          </table:table-cell>
          <table:table-cell table:number-columns-repeated="1021"/>
        </table:table-row>
        <table:table-row table:style-name="ro1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table:number-columns-repeated="1022"/>
        </table:table-row>
        <table:table-row table:style-name="ro1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table:number-columns-repeated="1022"/>
        </table:table-row>
        <table:table-row table:style-name="ro1">
          <table:table-cell office:value-type="string">
            <text:p>...</text:p>
          </table:table-cell>
          <table:table-cell office:value-type="string">
            <text:p>Verarbei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Ökonomi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chanisier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lektrifizier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odenkatas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ografi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nstige</text:p>
          </table:table-cell>
          <table:table-cell table:number-columns-repeated="1022"/>
        </table:table-row>
      </table:table>
      <table:table table:name="FelderRU" table:style-name="ta1" table:print="false">
        <table:table-column table:style-name="co18" table:default-cell-style-name="ce1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3" table:default-cell-style-name="Default"/>
        <table:table-column table:style-name="co1" table:number-columns-repeated="4" table:default-cell-style-name="Default"/>
        <table:table-column table:style-name="co24" table:default-cell-style-name="Default"/>
        <table:table-column table:style-name="co1" table:number-columns-repeated="1011" table:default-cell-style-name="Default"/>
        <table:table-row table:style-name="ro1">
          <table:table-cell table:style-name="ce9" office:value-type="string">
            <text:p>Summe</text:p>
          </table:table-cell>
          <table:table-cell table:style-name="ce1" office:value-type="string">
            <text:p>Nr</text:p>
          </table:table-cell>
          <table:table-cell table:style-name="ce1" office:value-type="string">
            <text:p>Bereich</text:p>
          </table:table-cell>
          <table:table-cell table:style-name="ce1" office:value-type="string">
            <text:p>Feld</text:p>
          </table:table-cell>
          <table:table-cell table:style-name="ce1"/>
          <table:table-cell table:style-name="ce1" office:value-type="string">
            <text:p>Formular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Pflicht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Ausfüllhinweis</text:p>
          </table:table-cell>
          <table:table-cell table:style-name="ce1" office:value-type="string">
            <text:p>Kommentar</text:p>
          </table:table-cell>
          <table:table-cell table:style-name="ce1" table:number-columns-repeated="1012"/>
        </table:table-row>
        <table:table-row table:style-name="ro1">
          <table:table-cell table:style-name="ce10"/>
          <table:table-cell table:style-name="ce8" table:number-columns-repeated="1023"/>
        </table:table-row>
        <table:table-row table:style-name="ro1">
          <table:table-cell table:style-name="ce10" table:formula="of:=IF([.D3]=&quot;&quot;;[.A2];[.A2]+1)" office:value-type="float" office:value="1">
            <text:p>1</text:p>
          </table:table-cell>
          <table:table-cell table:style-name="ce8" table:formula="of:=IF([.D3]=&quot;&quot;;&quot;&quot;;[.A2]+1)" office:value-type="float" office:value="1">
            <text:p>1</text:p>
          </table:table-cell>
          <table:table-cell table:style-name="ce8" office:value-type="string">
            <text:p>Persönliche Angaben kyrillisch</text:p>
          </table:table-cell>
          <table:table-cell table:style-name="ce12" office:value-type="string">
            <text:p>Anred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Auswahl</text:p>
          </table:table-cell>
          <table:table-cell table:style-name="ce8" table:number-columns-repeated="1017"/>
        </table:table-row>
        <table:table-row table:style-name="ro1">
          <table:table-cell table:style-name="ce10" table:formula="of:=IF([.D4]=&quot;&quot;;[.A3];[.A3]+1)" office:value-type="float" office:value="2">
            <text:p>2</text:p>
          </table:table-cell>
          <table:table-cell table:style-name="ce8" table:formula="of:=IF([.D4]=&quot;&quot;;&quot;&quot;;[.A3]+1)" office:value-type="float" office:value="2">
            <text:p>2</text:p>
          </table:table-cell>
          <table:table-cell table:style-name="ce8"/>
          <table:table-cell table:style-name="ce8" office:value-type="string">
            <text:p>Familien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5]=&quot;&quot;;[.A4];[.A4]+1)" office:value-type="float" office:value="3">
            <text:p>3</text:p>
          </table:table-cell>
          <table:table-cell table:style-name="ce8" table:formula="of:=IF([.D5]=&quot;&quot;;&quot;&quot;;[.A4]+1)" office:value-type="float" office:value="3">
            <text:p>3</text:p>
          </table:table-cell>
          <table:table-cell table:style-name="ce8"/>
          <table:table-cell table:style-name="ce8" office:value-type="string">
            <text:p>Vor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6]=&quot;&quot;;[.A5];[.A5]+1)" office:value-type="float" office:value="4">
            <text:p>4</text:p>
          </table:table-cell>
          <table:table-cell table:style-name="ce8" table:formula="of:=IF([.D6]=&quot;&quot;;&quot;&quot;;[.A5]+1)" office:value-type="float" office:value="4">
            <text:p>4</text:p>
          </table:table-cell>
          <table:table-cell table:style-name="ce8"/>
          <table:table-cell table:style-name="ce8" office:value-type="string">
            <text:p>Vaters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7]=&quot;&quot;;[.A6];[.A6]+1)" office:value-type="float" office:value="5">
            <text:p>5</text:p>
          </table:table-cell>
          <table:table-cell table:style-name="ce8" table:formula="of:=IF([.D7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Passw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0" table:formula="of:=IF([.D8]=&quot;&quot;;[.A6];[.A6]+1)" office:value-type="float" office:value="5">
            <text:p>5</text:p>
          </table:table-cell>
          <table:table-cell table:style-name="ce8" table:formula="of:=IF([.D8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Geburtsdatum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number-columns-repeated="2" table:style-name="ce8" office:value-type="string">
            <text:p>Datum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9]=&quot;&quot;;[.A8];[.A8]+1)" office:value-type="float" office:value="6">
            <text:p>6</text:p>
          </table:table-cell>
          <table:table-cell table:style-name="ce8" table:formula="of:=IF([.D9]=&quot;&quot;;&quot;&quot;;[.A8]+1)" office:value-type="float" office:value="6">
            <text:p>6</text:p>
          </table:table-cell>
          <table:table-cell table:style-name="ce8"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10]=&quot;&quot;;[.A9];[.A9]+1)" office:value-type="float" office:value="7">
            <text:p>7</text:p>
          </table:table-cell>
          <table:table-cell table:style-name="ce8" table:formula="of:=IF([.D10]=&quot;&quot;;&quot;&quot;;[.A9]+1)" office:value-type="float" office:value="7">
            <text:p>7</text:p>
          </table:table-cell>
          <table:table-cell table:style-name="ce8"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11]=&quot;&quot;;[.A10];[.A10]+1)" office:value-type="float" office:value="8">
            <text:p>8</text:p>
          </table:table-cell>
          <table:table-cell table:style-name="ce8" table:formula="of:=IF([.D11]=&quot;&quot;;&quot;&quot;;[.A10]+1)" office:value-type="float" office:value="8">
            <text:p>8</text:p>
          </table:table-cell>
          <table:table-cell table:style-name="ce8"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/>
          <table:table-cell table:style-name="ce8" office:value-type="string">
            <text:p>bei Logo steht hier: nicht obshchezhitie</text:p>
          </table:table-cell>
          <table:table-cell table:style-name="ce8" table:number-columns-repeated="1013"/>
        </table:table-row>
        <table:table-row table:style-name="ro1">
          <table:table-cell table:style-name="ce10" table:formula="of:=IF([.D12]=&quot;&quot;;[.A11];[.A11]+1)" office:value-type="float" office:value="9">
            <text:p>9</text:p>
          </table:table-cell>
          <table:table-cell table:style-name="ce8" table:formula="of:=IF([.D12]=&quot;&quot;;&quot;&quot;;[.A11]+1)" office:value-type="float" office:value="9">
            <text:p>9</text:p>
          </table:table-cell>
          <table:table-cell table:style-name="ce8"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13]=&quot;&quot;;[.A12];[.A12]+1)" office:value-type="float" office:value="10">
            <text:p>10</text:p>
          </table:table-cell>
          <table:table-cell table:style-name="ce8" table:formula="of:=IF([.D13]=&quot;&quot;;&quot;&quot;;[.A12]+1)" office:value-type="float" office:value="10">
            <text:p>10</text:p>
          </table:table-cell>
          <table:table-cell table:style-name="ce8"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14]=&quot;&quot;;[.A13];[.A13]+1)" office:value-type="float" office:value="11">
            <text:p>11</text:p>
          </table:table-cell>
          <table:table-cell table:style-name="ce8" table:formula="of:=IF([.D14]=&quot;&quot;;&quot;&quot;;[.A13]+1)" office:value-type="float" office:value="11">
            <text:p>11</text:p>
          </table:table-cell>
          <table:table-cell table:style-name="ce8"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15]=&quot;&quot;;[.A14];[.A14]+1)" office:value-type="float" office:value="12">
            <text:p>12</text:p>
          </table:table-cell>
          <table:table-cell table:style-name="ce8" table:formula="of:=IF([.D15]=&quot;&quot;;&quot;&quot;;[.A14]+1)" office:value-type="float" office:value="12">
            <text:p>12</text:p>
          </table:table-cell>
          <table:table-cell table:style-name="ce8"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16]=&quot;&quot;;[.A15];[.A15]+1)" office:value-type="float" office:value="13">
            <text:p>13</text:p>
          </table:table-cell>
          <table:table-cell table:style-name="ce8" table:formula="of:=IF([.D16]=&quot;&quot;;&quot;&quot;;[.A15]+1)" office:value-type="float" office:value="13">
            <text:p>13</text:p>
          </table:table-cell>
          <table:table-cell table:style-name="ce8"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17]=&quot;&quot;;[.A16];[.A16]+1)" office:value-type="float" office:value="14">
            <text:p>14</text:p>
          </table:table-cell>
          <table:table-cell table:style-name="ce8" table:formula="of:=IF([.D17]=&quot;&quot;;&quot;&quot;;[.A16]+1)" office:value-type="float" office:value="14">
            <text:p>14</text:p>
          </table:table-cell>
          <table:table-cell table:style-name="ce8"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18]=&quot;&quot;;[.A17];[.A17]+1)" office:value-type="float" office:value="15">
            <text:p>15</text:p>
          </table:table-cell>
          <table:table-cell table:style-name="ce8" table:formula="of:=IF([.D18]=&quot;&quot;;&quot;&quot;;[.A17]+1)" office:value-type="float" office:value="15">
            <text:p>15</text:p>
          </table:table-cell>
          <table:table-cell table:style-name="ce8"/>
          <table:table-cell table:style-name="ce8" office:value-type="string">
            <text:p>Meldeadresse Zusat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/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0" table:formula="of:=IF([.D19]=&quot;&quot;;[.A18];[.A18]+1)" office:value-type="float" office:value="15">
            <text:p>15</text:p>
          </table:table-cell>
          <table:table-cell table:style-name="ce8" table:formula="of:=IF([.D19]=&quot;&quot;;&quot;&quot;;[.A18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0" table:formula="of:=IF([.D20]=&quot;&quot;;[.A19];[.A19]+1)" office:value-type="float" office:value="16">
            <text:p>16</text:p>
          </table:table-cell>
          <table:table-cell table:style-name="ce8" table:formula="of:=IF([.D20]=&quot;&quot;;&quot;&quot;;[.A19]+1)" office:value-type="float" office:value="16">
            <text:p>16</text:p>
          </table:table-cell>
          <table:table-cell table:style-name="ce8"/>
          <table:table-cell table:style-name="ce13" office:value-type="string">
            <text:p>Nr. Inlandspass</text:p>
          </table:table-cell>
          <table:table-cell table:style-name="ce8" table:number-columns-repeated="1020"/>
        </table:table-row>
        <table:table-row table:style-name="ro1">
          <table:table-cell table:style-name="ce10" table:formula="of:=IF([.D21]=&quot;&quot;;[.A20];[.A20]+1)" office:value-type="float" office:value="16">
            <text:p>16</text:p>
          </table:table-cell>
          <table:table-cell table:style-name="ce8" table:formula="of:=IF([.D21]=&quot;&quot;;&quot;&quot;;[.A20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0" table:formula="of:=IF([.D22]=&quot;&quot;;[.A21];[.A21]+1)" office:value-type="float" office:value="17">
            <text:p>17</text:p>
          </table:table-cell>
          <table:table-cell table:style-name="ce8" table:formula="of:=IF([.D22]=&quot;&quot;;&quot;&quot;;[.A21]+1)" office:value-type="float" office:value="17">
            <text:p>17</text:p>
          </table:table-cell>
          <table:table-cell table:style-name="ce8"/>
          <table:table-cell table:style-name="ce8" office:value-type="string">
            <text:p>Familienstan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Radiobutton</text:p>
          </table:table-cell>
          <table:table-cell table:style-name="ce8" office:value-type="string">
            <text:p>ledig, verheiratet, geschieden, verwitwet</text:p>
          </table:table-cell>
          <table:table-cell table:style-name="ce8" table:number-columns-repeated="1016"/>
        </table:table-row>
        <table:table-row table:style-name="ro1">
          <table:table-cell table:style-name="ce10" table:formula="of:=IF([.D23]=&quot;&quot;;[.A22];[.A22]+1)" office:value-type="float" office:value="17">
            <text:p>17</text:p>
          </table:table-cell>
          <table:table-cell table:style-name="ce8" table:formula="of:=IF([.D23]=&quot;&quot;;&quot;&quot;;[.A22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0" table:formula="of:=IF([.D24]=&quot;&quot;;[.A23];[.A23]+1)" office:value-type="float" office:value="18">
            <text:p>18</text:p>
          </table:table-cell>
          <table:table-cell table:style-name="ce8" table:formula="of:=IF([.D24]=&quot;&quot;;&quot;&quot;;[.A23]+1)" office:value-type="float" office:value="18">
            <text:p>18</text:p>
          </table:table-cell>
          <table:table-cell table:style-name="ce8"/>
          <table:table-cell table:style-name="ce8" office:value-type="string">
            <text:p>Telefon mit Ko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0" table:formula="of:=IF([.D25]=&quot;&quot;;[.A24];[.A24]+1)" office:value-type="float" office:value="19">
            <text:p>19</text:p>
          </table:table-cell>
          <table:table-cell table:style-name="ce8" table:formula="of:=IF([.D25]=&quot;&quot;;&quot;&quot;;[.A24]+1)" office:value-type="float" office:value="19">
            <text:p>19</text:p>
          </table:table-cell>
          <table:table-cell table:style-name="ce8"/>
          <table:table-cell table:style-name="ce8" office:value-type="string">
            <text:p>Mobiltelef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0" table:formula="of:=IF([.D26]=&quot;&quot;;[.A25];[.A25]+1)" office:value-type="float" office:value="20">
            <text:p>20</text:p>
          </table:table-cell>
          <table:table-cell table:style-name="ce8" table:formula="of:=IF([.D26]=&quot;&quot;;&quot;&quot;;[.A25]+1)" office:value-type="float" office:value="20">
            <text:p>20</text:p>
          </table:table-cell>
          <table:table-cell table:style-name="ce8"/>
          <table:table-cell table:style-name="ce8" office:value-type="string">
            <text:p>Emailadresse: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Email</text:p>
          </table:table-cell>
          <table:table-cell table:style-name="ce8" table:number-columns-repeated="3"/>
          <table:table-cell table:style-name="ce8" office:value-type="string">
            <text:p>Hinweis: muss regeläßig Emails checken</text:p>
          </table:table-cell>
          <table:table-cell table:style-name="ce8" table:number-columns-repeated="1013"/>
        </table:table-row>
        <table:table-row table:style-name="ro1">
          <table:table-cell table:style-name="ce10" table:formula="of:=IF([.D27]=&quot;&quot;;[.A26];[.A26]+1)" office:value-type="float" office:value="20">
            <text:p>20</text:p>
          </table:table-cell>
          <table:table-cell table:style-name="ce8" table:formula="of:=IF([.D27]=&quot;&quot;;&quot;&quot;;[.A26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0" table:formula="of:=IF([.D28]=&quot;&quot;;[.A27];[.A27]+1)" office:value-type="float" office:value="20">
            <text:p>20</text:p>
          </table:table-cell>
          <table:table-cell table:style-name="ce8" table:formula="of:=IF([.D28]=&quot;&quot;;&quot;&quot;;[.A27]+1)">
            <text:p/>
          </table:table-cell>
          <table:table-cell table:style-name="ce8"/>
          <table:table-cell table:style-name="ce8"/>
          <table:table-cell table:style-name="ce8" table:number-columns-repeated="9"/>
          <table:table-cell table:number-columns-repeated="1011"/>
        </table:table-row>
        <table:table-row table:style-name="ro1">
          <table:table-cell table:style-name="ce10" table:formula="of:=IF([.D29]=&quot;&quot;;[.A28];[.A28]+1)" office:value-type="float" office:value="21">
            <text:p>21</text:p>
          </table:table-cell>
          <table:table-cell table:style-name="ce8" table:formula="of:=IF([.D29]=&quot;&quot;;&quot;&quot;;[.A28]+1)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0" table:formula="of:=IF([.D30]=&quot;&quot;;[.A29];[.A29]+1)" office:value-type="float" office:value="22">
            <text:p>22</text:p>
          </table:table-cell>
          <table:table-cell table:style-name="ce8" table:formula="of:=IF([.D30]=&quot;&quot;;&quot;&quot;;[.A29]+1)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0" table:formula="of:=IF([.D31]=&quot;&quot;;[.A30];[.A30]+1)" office:value-type="float" office:value="22">
            <text:p>22</text:p>
          </table:table-cell>
          <table:table-cell table:style-name="ce8" table:formula="of:=IF([.D31]=&quot;&quot;;&quot;&quot;;[.A3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32]=&quot;&quot;;[.A31];[.A31]+1)" office:value-type="float" office:value="23">
            <text:p>23</text:p>
          </table:table-cell>
          <table:table-cell table:style-name="ce8" table:formula="of:=IF([.D32]=&quot;&quot;;&quot;&quot;;[.A31]+1)" office:value-type="float" office:value="23">
            <text:p>23</text:p>
          </table:table-cell>
          <table:table-cell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3]=&quot;&quot;;[.A32];[.A32]+1)" office:value-type="float" office:value="24">
            <text:p>24</text:p>
          </table:table-cell>
          <table:table-cell table:style-name="ce8" table:formula="of:=IF([.D33]=&quot;&quot;;&quot;&quot;;[.A32]+1)" office:value-type="float" office:value="24">
            <text:p>24</text:p>
          </table:table-cell>
          <table:table-cell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4]=&quot;&quot;;[.A33];[.A33]+1)" office:value-type="float" office:value="25">
            <text:p>25</text:p>
          </table:table-cell>
          <table:table-cell table:style-name="ce8" table:formula="of:=IF([.D34]=&quot;&quot;;&quot;&quot;;[.A33]+1)" office:value-type="float" office:value="25">
            <text:p>25</text:p>
          </table:table-cell>
          <table:table-cell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5]=&quot;&quot;;[.A34];[.A34]+1)" office:value-type="float" office:value="26">
            <text:p>26</text:p>
          </table:table-cell>
          <table:table-cell table:style-name="ce8" table:formula="of:=IF([.D35]=&quot;&quot;;&quot;&quot;;[.A34]+1)" office:value-type="float" office:value="26">
            <text:p>26</text:p>
          </table:table-cell>
          <table:table-cell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6]=&quot;&quot;;[.A35];[.A35]+1)" office:value-type="float" office:value="27">
            <text:p>27</text:p>
          </table:table-cell>
          <table:table-cell table:style-name="ce8" table:formula="of:=IF([.D36]=&quot;&quot;;&quot;&quot;;[.A35]+1)" office:value-type="float" office:value="27">
            <text:p>27</text:p>
          </table:table-cell>
          <table:table-cell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7]=&quot;&quot;;[.A36];[.A36]+1)" office:value-type="float" office:value="28">
            <text:p>28</text:p>
          </table:table-cell>
          <table:table-cell table:style-name="ce8" table:formula="of:=IF([.D37]=&quot;&quot;;&quot;&quot;;[.A36]+1)" office:value-type="float" office:value="28">
            <text:p>28</text:p>
          </table:table-cell>
          <table:table-cell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8]=&quot;&quot;;[.A37];[.A37]+1)" office:value-type="float" office:value="29">
            <text:p>29</text:p>
          </table:table-cell>
          <table:table-cell table:style-name="ce8" table:formula="of:=IF([.D38]=&quot;&quot;;&quot;&quot;;[.A37]+1)" office:value-type="float" office:value="29">
            <text:p>29</text:p>
          </table:table-cell>
          <table:table-cell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39]=&quot;&quot;;[.A38];[.A38]+1)" office:value-type="float" office:value="30">
            <text:p>30</text:p>
          </table:table-cell>
          <table:table-cell table:style-name="ce8" table:formula="of:=IF([.D39]=&quot;&quot;;&quot;&quot;;[.A38]+1)" office:value-type="float" office:value="30">
            <text:p>30</text:p>
          </table:table-cell>
          <table:table-cell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40]=&quot;&quot;;[.A39];[.A39]+1)" office:value-type="float" office:value="31">
            <text:p>31</text:p>
          </table:table-cell>
          <table:table-cell table:style-name="ce8" table:formula="of:=IF([.D40]=&quot;&quot;;&quot;&quot;;[.A39]+1)" office:value-type="float" office:value="31">
            <text:p>31</text:p>
          </table:table-cell>
          <table:table-cell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wenn zutreffend</text:p>
          </table:table-cell>
          <table:table-cell table:number-columns-repeated="1015"/>
        </table:table-row>
        <table:table-row table:style-name="ro1">
          <table:table-cell table:style-name="ce10" table:formula="of:=IF([.D41]=&quot;&quot;;[.A40];[.A40]+1)" office:value-type="float" office:value="31">
            <text:p>31</text:p>
          </table:table-cell>
          <table:table-cell table:style-name="ce8" table:formula="of:=IF([.D41]=&quot;&quot;;&quot;&quot;;[.A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42]=&quot;&quot;;[.A41];[.A41]+1)" office:value-type="float" office:value="31">
            <text:p>31</text:p>
          </table:table-cell>
          <table:table-cell table:style-name="ce8" table:formula="of:=IF([.D42]=&quot;&quot;;&quot;&quot;;[.A4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43]=&quot;&quot;;[.A42];[.A42]+1)" office:value-type="float" office:value="32">
            <text:p>32</text:p>
          </table:table-cell>
          <table:table-cell table:style-name="ce8" table:formula="of:=IF([.D43]=&quot;&quot;;&quot;&quot;;[.A42]+1)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44]=&quot;&quot;;[.A43];[.A43]+1)" office:value-type="float" office:value="33">
            <text:p>33</text:p>
          </table:table-cell>
          <table:table-cell table:style-name="ce8" table:formula="of:=IF([.D44]=&quot;&quot;;&quot;&quot;;[.A43]+1)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45]=&quot;&quot;;[.A44];[.A44]+1)" office:value-type="float" office:value="34">
            <text:p>34</text:p>
          </table:table-cell>
          <table:table-cell table:style-name="ce8" table:formula="of:=IF([.D45]=&quot;&quot;;&quot;&quot;;[.A44]+1)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46]=&quot;&quot;;[.A45];[.A45]+1)" office:value-type="float" office:value="35">
            <text:p>35</text:p>
          </table:table-cell>
          <table:table-cell table:style-name="ce8" table:formula="of:=IF([.D46]=&quot;&quot;;&quot;&quot;;[.A45]+1)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47]=&quot;&quot;;[.A46];[.A46]+1)" office:value-type="float" office:value="36">
            <text:p>36</text:p>
          </table:table-cell>
          <table:table-cell table:style-name="ce8" table:formula="of:=IF([.D47]=&quot;&quot;;&quot;&quot;;[.A46]+1)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48]=&quot;&quot;;[.A47];[.A47]+1)" office:value-type="float" office:value="36">
            <text:p>36</text:p>
          </table:table-cell>
          <table:table-cell table:style-name="ce8" table:formula="of:=IF([.D48]=&quot;&quot;;&quot;&quot;;[.A47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49]=&quot;&quot;;[.A48];[.A48]+1)" office:value-type="float" office:value="37">
            <text:p>37</text:p>
          </table:table-cell>
          <table:table-cell table:style-name="ce8" table:formula="of:=IF([.D49]=&quot;&quot;;&quot;&quot;;[.A48]+1)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0]=&quot;&quot;;[.A49];[.A49]+1)" office:value-type="float" office:value="38">
            <text:p>38</text:p>
          </table:table-cell>
          <table:table-cell table:style-name="ce8" table:formula="of:=IF([.D50]=&quot;&quot;;&quot;&quot;;[.A49]+1)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1]=&quot;&quot;;[.A50];[.A50]+1)" office:value-type="float" office:value="39">
            <text:p>39</text:p>
          </table:table-cell>
          <table:table-cell table:style-name="ce8" table:formula="of:=IF([.D51]=&quot;&quot;;&quot;&quot;;[.A50]+1)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2]=&quot;&quot;;[.A51];[.A51]+1)" office:value-type="float" office:value="40">
            <text:p>40</text:p>
          </table:table-cell>
          <table:table-cell table:style-name="ce8" table:formula="of:=IF([.D52]=&quot;&quot;;&quot;&quot;;[.A51]+1)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53]=&quot;&quot;;[.A52];[.A52]+1)" office:value-type="float" office:value="41">
            <text:p>41</text:p>
          </table:table-cell>
          <table:table-cell table:style-name="ce8" table:formula="of:=IF([.D53]=&quot;&quot;;&quot;&quot;;[.A52]+1)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54]=&quot;&quot;;[.A53];[.A53]+1)" office:value-type="float" office:value="41">
            <text:p>41</text:p>
          </table:table-cell>
          <table:table-cell table:style-name="ce8" table:formula="of:=IF([.D54]=&quot;&quot;;&quot;&quot;;[.A5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55]=&quot;&quot;;[.A54];[.A54]+1)" office:value-type="float" office:value="42">
            <text:p>42</text:p>
          </table:table-cell>
          <table:table-cell table:style-name="ce8" table:formula="of:=IF([.D55]=&quot;&quot;;&quot;&quot;;[.A54]+1)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6]=&quot;&quot;;[.A55];[.A55]+1)" office:value-type="float" office:value="43">
            <text:p>43</text:p>
          </table:table-cell>
          <table:table-cell table:style-name="ce8" table:formula="of:=IF([.D56]=&quot;&quot;;&quot;&quot;;[.A55]+1)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7]=&quot;&quot;;[.A56];[.A56]+1)" office:value-type="float" office:value="44">
            <text:p>44</text:p>
          </table:table-cell>
          <table:table-cell table:style-name="ce8" table:formula="of:=IF([.D57]=&quot;&quot;;&quot;&quot;;[.A56]+1)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58]=&quot;&quot;;[.A57];[.A57]+1)" office:value-type="float" office:value="45">
            <text:p>45</text:p>
          </table:table-cell>
          <table:table-cell table:style-name="ce8" table:formula="of:=IF([.D58]=&quot;&quot;;&quot;&quot;;[.A57]+1)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59]=&quot;&quot;;[.A58];[.A58]+1)" office:value-type="float" office:value="46">
            <text:p>46</text:p>
          </table:table-cell>
          <table:table-cell table:style-name="ce8" table:formula="of:=IF([.D59]=&quot;&quot;;&quot;&quot;;[.A58]+1)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60]=&quot;&quot;;[.A59];[.A59]+1)" office:value-type="float" office:value="46">
            <text:p>46</text:p>
          </table:table-cell>
          <table:table-cell table:style-name="ce8" table:formula="of:=IF([.D60]=&quot;&quot;;&quot;&quot;;[.A59]+1)">
            <text:p/>
          </table:table-cell>
          <table:table-cell/>
          <table:table-cell/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61]=&quot;&quot;;[.A60];[.A60]+1)" office:value-type="float" office:value="47">
            <text:p>47</text:p>
          </table:table-cell>
          <table:table-cell table:style-name="ce8" table:formula="of:=IF([.D61]=&quot;&quot;;&quot;&quot;;[.A60]+1)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1">
          <table:table-cell table:style-name="ce10" table:formula="of:=IF([.D62]=&quot;&quot;;[.A61];[.A61]+1)" office:value-type="float" office:value="47">
            <text:p>47</text:p>
          </table:table-cell>
          <table:table-cell table:style-name="ce8" table:formula="of:=IF([.D62]=&quot;&quot;;&quot;&quot;;[.A6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63]=&quot;&quot;;[.A62];[.A62]+1)" office:value-type="float" office:value="48">
            <text:p>48</text:p>
          </table:table-cell>
          <table:table-cell table:style-name="ce8" table:formula="of:=IF([.D63]=&quot;&quot;;&quot;&quot;;[.A62]+1)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64]=&quot;&quot;;[.A63];[.A63]+1)" office:value-type="float" office:value="49">
            <text:p>49</text:p>
          </table:table-cell>
          <table:table-cell table:style-name="ce8" table:formula="of:=IF([.D64]=&quot;&quot;;&quot;&quot;;[.A63]+1)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65]=&quot;&quot;;[.A64];[.A64]+1)" office:value-type="float" office:value="50">
            <text:p>50</text:p>
          </table:table-cell>
          <table:table-cell table:style-name="ce8" table:formula="of:=IF([.D65]=&quot;&quot;;&quot;&quot;;[.A64]+1)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0" table:formula="of:=IF([.D66]=&quot;&quot;;[.A65];[.A65]+1)" office:value-type="float" office:value="51">
            <text:p>51</text:p>
          </table:table-cell>
          <table:table-cell table:style-name="ce8" table:formula="of:=IF([.D66]=&quot;&quot;;&quot;&quot;;[.A65]+1)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67]=&quot;&quot;;[.A66];[.A66]+1)" office:value-type="float" office:value="52">
            <text:p>52</text:p>
          </table:table-cell>
          <table:table-cell table:style-name="ce8" table:formula="of:=IF([.D67]=&quot;&quot;;&quot;&quot;;[.A66]+1)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0" table:formula="of:=IF([.D68]=&quot;&quot;;[.A67];[.A67]+1)" office:value-type="float" office:value="53">
            <text:p>53</text:p>
          </table:table-cell>
          <table:table-cell table:style-name="ce8" table:formula="of:=IF([.D68]=&quot;&quot;;&quot;&quot;;[.A67]+1)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0" table:formula="of:=IF([.D69]=&quot;&quot;;[.A68];[.A68]+1)" office:value-type="float" office:value="53">
            <text:p>53</text:p>
          </table:table-cell>
          <table:table-cell table:style-name="ce8" table:formula="of:=IF([.D69]=&quot;&quot;;&quot;&quot;;[.A6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70]=&quot;&quot;;[.A69];[.A69]+1)" office:value-type="float" office:value="53">
            <text:p>53</text:p>
          </table:table-cell>
          <table:table-cell table:style-name="ce8" table:formula="of:=IF([.D70]=&quot;&quot;;&quot;&quot;;[.A6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71]=&quot;&quot;;[.A70];[.A70]+1)" office:value-type="float" office:value="53">
            <text:p>53</text:p>
          </table:table-cell>
          <table:table-cell table:style-name="ce8" table:formula="of:=IF([.D71]=&quot;&quot;;&quot;&quot;;[.A7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72]=&quot;&quot;;[.A71];[.A71]+1)" office:value-type="float" office:value="54">
            <text:p>54</text:p>
          </table:table-cell>
          <table:table-cell table:style-name="ce8" table:formula="of:=IF([.D72]=&quot;&quot;;&quot;&quot;;[.A71]+1)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0" table:formula="of:=IF([.D73]=&quot;&quot;;[.A72];[.A72]+1)" office:value-type="float" office:value="55">
            <text:p>55</text:p>
          </table:table-cell>
          <table:table-cell table:style-name="ce8" table:formula="of:=IF([.D73]=&quot;&quot;;&quot;&quot;;[.A72]+1)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1">
          <table:table-cell table:style-name="ce10" table:formula="of:=IF([.D74]=&quot;&quot;;[.A73];[.A73]+1)" office:value-type="float" office:value="56">
            <text:p>56</text:p>
          </table:table-cell>
          <table:table-cell table:style-name="ce8" table:formula="of:=IF([.D74]=&quot;&quot;;&quot;&quot;;[.A73]+1)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1">
          <table:table-cell table:style-name="ce10" table:formula="of:=IF([.D75]=&quot;&quot;;[.A74];[.A74]+1)" office:value-type="float" office:value="57">
            <text:p>57</text:p>
          </table:table-cell>
          <table:table-cell table:style-name="ce8" table:formula="of:=IF([.D75]=&quot;&quot;;&quot;&quot;;[.A74]+1)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0" table:formula="of:=IF([.D76]=&quot;&quot;;[.A75];[.A75]+1)" office:value-type="float" office:value="57">
            <text:p>57</text:p>
          </table:table-cell>
          <table:table-cell table:style-name="ce8" table:formula="of:=IF([.D76]=&quot;&quot;;&quot;&quot;;[.A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77]=&quot;&quot;;[.A76];[.A76]+1)" office:value-type="float" office:value="58">
            <text:p>58</text:p>
          </table:table-cell>
          <table:table-cell table:style-name="ce8" table:formula="of:=IF([.D77]=&quot;&quot;;&quot;&quot;;[.A76]+1)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0" table:formula="of:=IF([.D78]=&quot;&quot;;[.A77];[.A77]+1)" office:value-type="float" office:value="59">
            <text:p>59</text:p>
          </table:table-cell>
          <table:table-cell table:style-name="ce8" table:formula="of:=IF([.D78]=&quot;&quot;;&quot;&quot;;[.A77]+1)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0" table:formula="of:=IF([.D79]=&quot;&quot;;[.A78];[.A78]+1)" office:value-type="float" office:value="60">
            <text:p>60</text:p>
          </table:table-cell>
          <table:table-cell table:style-name="ce8" table:formula="of:=IF([.D79]=&quot;&quot;;&quot;&quot;;[.A78]+1)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1">
          <table:table-cell table:style-name="ce10" table:formula="of:=IF([.D80]=&quot;&quot;;[.A79];[.A79]+1)" office:value-type="float" office:value="61">
            <text:p>61</text:p>
          </table:table-cell>
          <table:table-cell table:style-name="ce8" table:formula="of:=IF([.D80]=&quot;&quot;;&quot;&quot;;[.A79]+1)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81]=&quot;&quot;;[.A80];[.A80]+1)" office:value-type="float" office:value="62">
            <text:p>62</text:p>
          </table:table-cell>
          <table:table-cell table:style-name="ce8" table:formula="of:=IF([.D81]=&quot;&quot;;&quot;&quot;;[.A80]+1)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8"/>
          <table:table-cell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 table:number-rows-repeated="2">
          <table:table-cell table:style-name="ce10"/>
          <table:table-cell table:style-name="ce8"/>
          <table:table-cell table:number-columns-repeated="1022"/>
        </table:table-row>
        <table:table-row table:style-name="ro1">
          <table:table-cell table:style-name="ce10" table:formula="of:=IF([.D85]=&quot;&quot;;[.A81];[.A81]+1)" office:value-type="float" office:value="62">
            <text:p>62</text:p>
          </table:table-cell>
          <table:table-cell table:style-name="ce8" table:formula="of:=IF([.D85]=&quot;&quot;;&quot;&quot;;[.A8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86]=&quot;&quot;;[.A85];[.A85]+1)" office:value-type="float" office:value="63">
            <text:p>63</text:p>
          </table:table-cell>
          <table:table-cell table:style-name="ce8" table:formula="of:=IF([.D86]=&quot;&quot;;&quot;&quot;;[.A85]+1)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0" table:formula="of:=IF([.D87]=&quot;&quot;;[.A86];[.A86]+1)" office:value-type="float" office:value="64">
            <text:p>64</text:p>
          </table:table-cell>
          <table:table-cell table:style-name="ce8" table:formula="of:=IF([.D87]=&quot;&quot;;&quot;&quot;;[.A86]+1)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88]=&quot;&quot;;[.A87];[.A87]+1)" office:value-type="float" office:value="65">
            <text:p>65</text:p>
          </table:table-cell>
          <table:table-cell table:style-name="ce8" table:formula="of:=IF([.D88]=&quot;&quot;;&quot;&quot;;[.A87]+1)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1">
          <table:table-cell table:style-name="ce10" table:formula="of:=IF([.D89]=&quot;&quot;;[.A88];[.A88]+1)" office:value-type="float" office:value="66">
            <text:p>66</text:p>
          </table:table-cell>
          <table:table-cell table:style-name="ce8" table:formula="of:=IF([.D89]=&quot;&quot;;&quot;&quot;;[.A88]+1)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90]=&quot;&quot;;a#ref!;a#ref!+1)" office:value-type="string" office:string-value="Err:508">
            <text:p>Err:508</text:p>
          </table:table-cell>
          <table:table-cell table:style-name="ce8" table:formula="of:=IF([.D90]=&quot;&quot;;&quot;&quot;;a#ref!+1)" office:value-type="string" office:string-value="Err:508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91]=&quot;&quot;;[.A90];[.A90]+1)" office:value-type="float" office:value="0">
            <text:p>Err:508</text:p>
          </table:table-cell>
          <table:table-cell table:style-name="ce8" table:formula="of:=IF([.D91]=&quot;&quot;;&quot;&quot;;[.A90]+1)" office:value-type="float" office:value="0">
            <text:p>Err:508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92]=&quot;&quot;;[.A91];[.A91]+1)" office:value-type="float" office:value="0">
            <text:p>Err:508</text:p>
          </table:table-cell>
          <table:table-cell table:style-name="ce8" table:formula="of:=IF([.D92]=&quot;&quot;;&quot;&quot;;[.A91]+1)" office:value-type="float" office:value="0">
            <text:p>Err:508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0" table:formula="of:=IF([.D93]=&quot;&quot;;[.A92];[.A92]+1)" office:value-type="float" office:value="0">
            <text:p>Err:508</text:p>
          </table:table-cell>
          <table:table-cell table:style-name="ce8" table:formula="of:=IF([.D93]=&quot;&quot;;&quot;&quot;;[.A9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94]=&quot;&quot;;[.A93];[.A93]+1)" office:value-type="float" office:value="0">
            <text:p>Err:508</text:p>
          </table:table-cell>
          <table:table-cell table:style-name="ce8" table:formula="of:=IF([.D94]=&quot;&quot;;&quot;&quot;;[.A93]+1)" office:value-type="float" office:value="0">
            <text:p>Err:508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1">
          <table:table-cell table:style-name="ce10" table:formula="of:=IF([.D95]=&quot;&quot;;[.A94];[.A94]+1)" office:value-type="float" office:value="0">
            <text:p>Err:508</text:p>
          </table:table-cell>
          <table:table-cell table:style-name="ce8" table:formula="of:=IF([.D95]=&quot;&quot;;&quot;&quot;;[.A94]+1)" office:value-type="float" office:value="0">
            <text:p>Err:508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96]=&quot;&quot;;[.A95];[.A95]+1)" office:value-type="float" office:value="0">
            <text:p>Err:508</text:p>
          </table:table-cell>
          <table:table-cell table:style-name="ce8" table:formula="of:=IF([.D96]=&quot;&quot;;&quot;&quot;;[.A95]+1)" office:value-type="float" office:value="0">
            <text:p>Err:508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97]=&quot;&quot;;[.A96];[.A96]+1)" office:value-type="float" office:value="0">
            <text:p>Err:508</text:p>
          </table:table-cell>
          <table:table-cell table:style-name="ce8" table:formula="of:=IF([.D97]=&quot;&quot;;&quot;&quot;;[.A96]+1)" office:value-type="float" office:value="0">
            <text:p>Err:508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98]=&quot;&quot;;[.A97];[.A97]+1)" office:value-type="float" office:value="0">
            <text:p>Err:508</text:p>
          </table:table-cell>
          <table:table-cell table:style-name="ce8" table:formula="of:=IF([.D98]=&quot;&quot;;&quot;&quot;;[.A97]+1)" office:value-type="float" office:value="0">
            <text:p>Err:508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1">
          <table:table-cell table:style-name="ce10" table:formula="of:=IF([.D99]=&quot;&quot;;[.A98];[.A98]+1)" office:value-type="float" office:value="0">
            <text:p>Err:508</text:p>
          </table:table-cell>
          <table:table-cell table:style-name="ce8" table:formula="of:=IF([.D99]=&quot;&quot;;&quot;&quot;;[.A98]+1)" office:value-type="float" office:value="0">
            <text:p>Err:508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100]=&quot;&quot;;[.A99];[.A99]+1)" office:value-type="float" office:value="0">
            <text:p>Err:508</text:p>
          </table:table-cell>
          <table:table-cell table:style-name="ce8" table:formula="of:=IF([.D100]=&quot;&quot;;&quot;&quot;;[.A99]+1)" office:value-type="float" office:value="0">
            <text:p>Err:508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0" table:formula="of:=IF([.D101]=&quot;&quot;;[.A100];[.A100]+1)" office:value-type="float" office:value="0">
            <text:p>Err:508</text:p>
          </table:table-cell>
          <table:table-cell table:style-name="ce8" table:formula="of:=IF([.D101]=&quot;&quot;;&quot;&quot;;[.A10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02]=&quot;&quot;;[.A101];[.A101]+1)" office:value-type="float" office:value="0">
            <text:p>Err:508</text:p>
          </table:table-cell>
          <table:table-cell table:style-name="ce8" table:formula="of:=IF([.D102]=&quot;&quot;;&quot;&quot;;[.A101]+1)" office:value-type="float" office:value="0">
            <text:p>Err:508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1">
          <table:table-cell table:style-name="ce10" table:formula="of:=IF([.D103]=&quot;&quot;;[.A102];[.A102]+1)" office:value-type="float" office:value="0">
            <text:p>Err:508</text:p>
          </table:table-cell>
          <table:table-cell table:style-name="ce8" table:formula="of:=IF([.D103]=&quot;&quot;;&quot;&quot;;[.A102]+1)" office:value-type="float" office:value="0">
            <text:p>Err:508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0" table:formula="of:=IF([.D104]=&quot;&quot;;[.A103];[.A103]+1)" office:value-type="float" office:value="0">
            <text:p>Err:508</text:p>
          </table:table-cell>
          <table:table-cell table:style-name="ce8" table:formula="of:=IF([.D104]=&quot;&quot;;&quot;&quot;;[.A103]+1)" office:value-type="float" office:value="0">
            <text:p>Err:508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1">
          <table:table-cell table:style-name="ce10" table:formula="of:=IF([.D105]=&quot;&quot;;[.A104];[.A104]+1)" office:value-type="float" office:value="0">
            <text:p>Err:508</text:p>
          </table:table-cell>
          <table:table-cell table:style-name="ce8" table:formula="of:=IF([.D105]=&quot;&quot;;&quot;&quot;;[.A104]+1)" office:value-type="float" office:value="0">
            <text:p>Err:508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0" table:formula="of:=IF([.D106]=&quot;&quot;;[.A105];[.A105]+1)" office:value-type="float" office:value="0">
            <text:p>Err:508</text:p>
          </table:table-cell>
          <table:table-cell table:style-name="ce8" table:formula="of:=IF([.D106]=&quot;&quot;;&quot;&quot;;[.A105]+1)" office:value-type="float" office:value="0">
            <text:p>Err:508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0" table:formula="of:=IF([.D107]=&quot;&quot;;[.A106];[.A106]+1)" office:value-type="float" office:value="0">
            <text:p>Err:508</text:p>
          </table:table-cell>
          <table:table-cell table:style-name="ce8" table:formula="of:=IF([.D107]=&quot;&quot;;&quot;&quot;;[.A106]+1)" office:value-type="float" office:value="0">
            <text:p>Err:508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0" table:formula="of:=IF([.D108]=&quot;&quot;;[.A107];[.A107]+1)" office:value-type="float" office:value="0">
            <text:p>Err:508</text:p>
          </table:table-cell>
          <table:table-cell table:style-name="ce8" table:formula="of:=IF([.D108]=&quot;&quot;;&quot;&quot;;[.A107]+1)" office:value-type="float" office:value="0">
            <text:p>Err:508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1">
          <table:table-cell table:style-name="ce10" table:formula="of:=IF([.D109]=&quot;&quot;;[.A108];[.A108]+1)" office:value-type="float" office:value="0">
            <text:p>Err:508</text:p>
          </table:table-cell>
          <table:table-cell table:style-name="ce8" table:formula="of:=IF([.D109]=&quot;&quot;;&quot;&quot;;[.A108]+1)" office:value-type="float" office:value="0">
            <text:p>Err:508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0" table:formula="of:=IF([.D110]=&quot;&quot;;[.A109];[.A109]+1)" office:value-type="float" office:value="0">
            <text:p>Err:508</text:p>
          </table:table-cell>
          <table:table-cell table:style-name="ce8" table:formula="of:=IF([.D110]=&quot;&quot;;&quot;&quot;;[.A10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11]=&quot;&quot;;[.A110];[.A110]+1)" office:value-type="float" office:value="0">
            <text:p>Err:508</text:p>
          </table:table-cell>
          <table:table-cell table:style-name="ce8" table:formula="of:=IF([.D111]=&quot;&quot;;&quot;&quot;;[.A11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12]=&quot;&quot;;[.A111];[.A111]+1)" office:value-type="float" office:value="0">
            <text:p>Err:508</text:p>
          </table:table-cell>
          <table:table-cell table:style-name="ce8" table:formula="of:=IF([.D112]=&quot;&quot;;&quot;&quot;;[.A111]+1)" office:value-type="float" office:value="0">
            <text:p>Err:508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8"/>
          <table:table-cell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0" table:formula="of:=IF([.D114]=&quot;&quot;;[.A112];[.A112]+1)" office:value-type="float" office:value="0">
            <text:p>Err:508</text:p>
          </table:table-cell>
          <table:table-cell table:style-name="ce8" table:formula="of:=IF([.D114]=&quot;&quot;;&quot;&quot;;[.A112]+1)" office:value-type="float" office:value="0">
            <text:p>Err:508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8"/>
          <table:table-cell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0" table:formula="of:=IF([.D116]=&quot;&quot;;[.A114];[.A114]+1)" office:value-type="float" office:value="0">
            <text:p>Err:508</text:p>
          </table:table-cell>
          <table:table-cell table:style-name="ce8" table:formula="of:=IF([.D116]=&quot;&quot;;&quot;&quot;;[.A114]+1)" office:value-type="float" office:value="0">
            <text:p>Err:508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1">
          <table:table-cell table:style-name="ce10" table:formula="of:=IF([.D117]=&quot;&quot;;[.A116];[.A116]+1)" office:value-type="float" office:value="0">
            <text:p>Err:508</text:p>
          </table:table-cell>
          <table:table-cell table:style-name="ce8" table:formula="of:=IF([.D117]=&quot;&quot;;&quot;&quot;;[.A116]+1)" office:value-type="float" office:value="0">
            <text:p>Err:508</text:p>
          </table:table-cell>
          <table:table-cell/>
          <table:table-cell table:style-name="ce14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0" table:formula="of:=IF([.D118]=&quot;&quot;;[.A117];[.A117]+1)" office:value-type="float" office:value="0">
            <text:p>Err:508</text:p>
          </table:table-cell>
          <table:table-cell table:style-name="ce8" table:formula="of:=IF([.D118]=&quot;&quot;;&quot;&quot;;[.A117]+1)" office:value-type="float" office:value="0">
            <text:p>Err:508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119]=&quot;&quot;;[.A118];[.A118]+1)" office:value-type="float" office:value="0">
            <text:p>Err:508</text:p>
          </table:table-cell>
          <table:table-cell table:style-name="ce8" table:formula="of:=IF([.D119]=&quot;&quot;;&quot;&quot;;[.A11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20]=&quot;&quot;;[.A119];[.A119]+1)" office:value-type="float" office:value="0">
            <text:p>Err:508</text:p>
          </table:table-cell>
          <table:table-cell table:style-name="ce8" table:formula="of:=IF([.D120]=&quot;&quot;;&quot;&quot;;[.A119]+1)" office:value-type="float" office:value="0">
            <text:p>Err:508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121]=&quot;&quot;;[.A120];[.A120]+1)" office:value-type="float" office:value="0">
            <text:p>Err:508</text:p>
          </table:table-cell>
          <table:table-cell table:style-name="ce8" table:formula="of:=IF([.D121]=&quot;&quot;;&quot;&quot;;[.A120]+1)" office:value-type="float" office:value="0">
            <text:p>Err:508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1">
          <table:table-cell table:style-name="ce10" table:formula="of:=IF([.D122]=&quot;&quot;;[.A121];[.A121]+1)" office:value-type="float" office:value="0">
            <text:p>Err:508</text:p>
          </table:table-cell>
          <table:table-cell table:style-name="ce8" table:formula="of:=IF([.D122]=&quot;&quot;;&quot;&quot;;[.A121]+1)" office:value-type="float" office:value="0">
            <text:p>Err:508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0" table:formula="of:=IF([.D123]=&quot;&quot;;[.A122];[.A122]+1)" office:value-type="float" office:value="0">
            <text:p>Err:508</text:p>
          </table:table-cell>
          <table:table-cell table:style-name="ce8" table:formula="of:=IF([.D123]=&quot;&quot;;&quot;&quot;;[.A122]+1)" office:value-type="float" office:value="0">
            <text:p>Err:508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1">
          <table:table-cell table:style-name="ce10" table:formula="of:=IF([.D124]=&quot;&quot;;[.A123];[.A123]+1)" office:value-type="float" office:value="0">
            <text:p>Err:508</text:p>
          </table:table-cell>
          <table:table-cell table:style-name="ce8" table:formula="of:=IF([.D124]=&quot;&quot;;&quot;&quot;;[.A123]+1)" office:value-type="float" office:value="0">
            <text:p>Err:508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0" table:formula="of:=IF([.D125]=&quot;&quot;;[.A124];[.A124]+1)" office:value-type="float" office:value="0">
            <text:p>Err:508</text:p>
          </table:table-cell>
          <table:table-cell table:style-name="ce8" table:formula="of:=IF([.D125]=&quot;&quot;;&quot;&quot;;[.A124]+1)" office:value-type="float" office:value="0">
            <text:p>Err:508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0" table:formula="of:=IF([.D126]=&quot;&quot;;[.A125];[.A125]+1)" office:value-type="float" office:value="0">
            <text:p>Err:508</text:p>
          </table:table-cell>
          <table:table-cell table:style-name="ce8" table:formula="of:=IF([.D126]=&quot;&quot;;&quot;&quot;;[.A125]+1)" office:value-type="float" office:value="0">
            <text:p>Err:508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0" table:formula="of:=IF([.D127]=&quot;&quot;;[.A126];[.A126]+1)" office:value-type="float" office:value="0">
            <text:p>Err:508</text:p>
          </table:table-cell>
          <table:table-cell table:style-name="ce8" table:formula="of:=IF([.D127]=&quot;&quot;;&quot;&quot;;[.A126]+1)" office:value-type="float" office:value="0">
            <text:p>Err:508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0" table:formula="of:=IF([.D128]=&quot;&quot;;[.A127];[.A127]+1)" office:value-type="float" office:value="0">
            <text:p>Err:508</text:p>
          </table:table-cell>
          <table:table-cell table:style-name="ce8" table:formula="of:=IF([.D128]=&quot;&quot;;&quot;&quot;;[.A127]+1)" office:value-type="float" office:value="0">
            <text:p>Err:508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10" table:formula="of:=IF([.D129]=&quot;&quot;;[.A128];[.A128]+1)" office:value-type="float" office:value="0">
            <text:p>Err:508</text:p>
          </table:table-cell>
          <table:table-cell table:style-name="ce8" table:formula="of:=IF([.D129]=&quot;&quot;;&quot;&quot;;[.A12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30]=&quot;&quot;;[.A129];[.A129]+1)" office:value-type="float" office:value="0">
            <text:p>Err:508</text:p>
          </table:table-cell>
          <table:table-cell table:style-name="ce8" table:formula="of:=IF([.D130]=&quot;&quot;;&quot;&quot;;[.A129]+1)" office:value-type="float" office:value="0">
            <text:p>Err:508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1">
          <table:table-cell table:style-name="ce10" table:formula="of:=IF([.D131]=&quot;&quot;;[.A130];[.A130]+1)" office:value-type="float" office:value="0">
            <text:p>Err:508</text:p>
          </table:table-cell>
          <table:table-cell table:style-name="ce8" table:formula="of:=IF([.D131]=&quot;&quot;;&quot;&quot;;[.A130]+1)" office:value-type="float" office:value="0">
            <text:p>Err:508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132]=&quot;&quot;;[.A131];[.A131]+1)" office:value-type="float" office:value="0">
            <text:p>Err:508</text:p>
          </table:table-cell>
          <table:table-cell table:style-name="ce8" table:formula="of:=IF([.D132]=&quot;&quot;;&quot;&quot;;[.A131]+1)" office:value-type="float" office:value="0">
            <text:p>Err:508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133]=&quot;&quot;;[.A132];[.A132]+1)" office:value-type="float" office:value="0">
            <text:p>Err:508</text:p>
          </table:table-cell>
          <table:table-cell table:style-name="ce8" table:formula="of:=IF([.D133]=&quot;&quot;;&quot;&quot;;[.A132]+1)" office:value-type="float" office:value="0">
            <text:p>Err:508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0" table:formula="of:=IF([.D134]=&quot;&quot;;[.A133];[.A133]+1)" office:value-type="float" office:value="0">
            <text:p>Err:508</text:p>
          </table:table-cell>
          <table:table-cell table:style-name="ce8" table:formula="of:=IF([.D134]=&quot;&quot;;&quot;&quot;;[.A133]+1)" office:value-type="float" office:value="0">
            <text:p>Err:508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0" table:formula="of:=IF([.D135]=&quot;&quot;;[.A134];[.A134]+1)" office:value-type="float" office:value="0">
            <text:p>Err:508</text:p>
          </table:table-cell>
          <table:table-cell table:style-name="ce8" table:formula="of:=IF([.D135]=&quot;&quot;;&quot;&quot;;[.A134]+1)" office:value-type="float" office:value="0">
            <text:p>Err:508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1">
          <table:table-cell table:style-name="ce10" table:formula="of:=IF([.D136]=&quot;&quot;;[.A135];[.A135]+1)" office:value-type="float" office:value="0">
            <text:p>Err:508</text:p>
          </table:table-cell>
          <table:table-cell table:style-name="ce8" table:formula="of:=IF([.D136]=&quot;&quot;;&quot;&quot;;[.A135]+1)" office:value-type="float" office:value="0">
            <text:p>Err:508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0" table:formula="of:=IF([.D137]=&quot;&quot;;[.A136];[.A136]+1)" office:value-type="float" office:value="0">
            <text:p>Err:508</text:p>
          </table:table-cell>
          <table:table-cell table:style-name="ce8" table:formula="of:=IF([.D137]=&quot;&quot;;&quot;&quot;;[.A136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38]=&quot;&quot;;[.A137];[.A137]+1)" office:value-type="float" office:value="0">
            <text:p>Err:508</text:p>
          </table:table-cell>
          <table:table-cell table:style-name="ce8" table:formula="of:=IF([.D138]=&quot;&quot;;&quot;&quot;;[.A137]+1)" office:value-type="float" office:value="0">
            <text:p>Err:508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1">
          <table:table-cell table:style-name="ce10" table:formula="of:=IF([.D139]=&quot;&quot;;[.A138];[.A138]+1)" office:value-type="float" office:value="0">
            <text:p>Err:508</text:p>
          </table:table-cell>
          <table:table-cell table:style-name="ce8" table:formula="of:=IF([.D139]=&quot;&quot;;&quot;&quot;;[.A13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40]=&quot;&quot;;[.A139];[.A139]+1)" office:value-type="float" office:value="0">
            <text:p>Err:508</text:p>
          </table:table-cell>
          <table:table-cell table:style-name="ce8" table:formula="of:=IF([.D140]=&quot;&quot;;&quot;&quot;;[.A139]+1)" office:value-type="float" office:value="0">
            <text:p>Err:508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1">
          <table:table-cell table:style-name="ce10" table:formula="of:=IF([.D141]=&quot;&quot;;[.A140];[.A140]+1)" office:value-type="float" office:value="0">
            <text:p>Err:508</text:p>
          </table:table-cell>
          <table:table-cell table:style-name="ce8" table:formula="of:=IF([.D141]=&quot;&quot;;&quot;&quot;;[.A1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42]=&quot;&quot;;[.A141];[.A141]+1)" office:value-type="float" office:value="0">
            <text:p>Err:508</text:p>
          </table:table-cell>
          <table:table-cell table:style-name="ce8" table:formula="of:=IF([.D142]=&quot;&quot;;&quot;&quot;;[.A141]+1)" office:value-type="float" office:value="0">
            <text:p>Err:508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0" table:formula="of:=IF([.D143]=&quot;&quot;;[.A142];[.A142]+1)" office:value-type="float" office:value="0">
            <text:p>Err:508</text:p>
          </table:table-cell>
          <table:table-cell table:style-name="ce8" table:formula="of:=IF([.D143]=&quot;&quot;;&quot;&quot;;[.A142]+1)" office:value-type="float" office:value="0">
            <text:p>Err:508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0" table:formula="of:=IF([.D144]=&quot;&quot;;[.A143];[.A143]+1)" office:value-type="float" office:value="0">
            <text:p>Err:508</text:p>
          </table:table-cell>
          <table:table-cell table:style-name="ce8" table:formula="of:=IF([.D144]=&quot;&quot;;&quot;&quot;;[.A14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45]=&quot;&quot;;[.A144];[.A144]+1)" office:value-type="float" office:value="0">
            <text:p>Err:508</text:p>
          </table:table-cell>
          <table:table-cell table:style-name="ce8" table:formula="of:=IF([.D145]=&quot;&quot;;&quot;&quot;;[.A144]+1)" office:value-type="float" office:value="0">
            <text:p>Err:508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0" table:formula="of:=IF([.D146]=&quot;&quot;;[.A145];[.A145]+1)" office:value-type="float" office:value="0">
            <text:p>Err:508</text:p>
          </table:table-cell>
          <table:table-cell table:style-name="ce8" table:formula="of:=IF([.D146]=&quot;&quot;;&quot;&quot;;[.A145]+1)" office:value-type="float" office:value="0">
            <text:p>Err:508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0" table:formula="of:=IF([.D147]=&quot;&quot;;[.A146];[.A146]+1)" office:value-type="float" office:value="0">
            <text:p>Err:508</text:p>
          </table:table-cell>
          <table:table-cell table:style-name="ce8" table:formula="of:=IF([.D147]=&quot;&quot;;&quot;&quot;;[.A146]+1)" office:value-type="float" office:value="0">
            <text:p>Err:508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0" table:formula="of:=IF([.D148]=&quot;&quot;;[.A147];[.A147]+1)" office:value-type="float" office:value="0">
            <text:p>Err:508</text:p>
          </table:table-cell>
          <table:table-cell table:style-name="ce8" table:formula="of:=IF([.D148]=&quot;&quot;;&quot;&quot;;[.A147]+1)" office:value-type="float" office:value="0">
            <text:p>Err:508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0" table:formula="of:=IF([.D149]=&quot;&quot;;[.A148];[.A148]+1)" office:value-type="float" office:value="0">
            <text:p>Err:508</text:p>
          </table:table-cell>
          <table:table-cell table:style-name="ce8" table:formula="of:=IF([.D149]=&quot;&quot;;&quot;&quot;;[.A14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50]=&quot;&quot;;[.A149];[.A149]+1)" office:value-type="float" office:value="0">
            <text:p>Err:508</text:p>
          </table:table-cell>
          <table:table-cell table:style-name="ce8" table:formula="of:=IF([.D150]=&quot;&quot;;&quot;&quot;;[.A14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51]=&quot;&quot;;[.A150];[.A150]+1)" office:value-type="float" office:value="0">
            <text:p>Err:508</text:p>
          </table:table-cell>
          <table:table-cell table:style-name="ce8" table:formula="of:=IF([.D151]=&quot;&quot;;&quot;&quot;;[.A150]+1)" office:value-type="float" office:value="0">
            <text:p>Err:508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0" table:formula="of:=IF([.D152]=&quot;&quot;;[.A151];[.A151]+1)" office:value-type="float" office:value="0">
            <text:p>Err:508</text:p>
          </table:table-cell>
          <table:table-cell table:style-name="ce8" table:formula="of:=IF([.D152]=&quot;&quot;;&quot;&quot;;[.A151]+1)" office:value-type="float" office:value="0">
            <text:p>Err:508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1">
          <table:table-cell table:style-name="ce10" table:formula="of:=IF([.D153]=&quot;&quot;;[.A152];[.A152]+1)" office:value-type="float" office:value="0">
            <text:p>Err:508</text:p>
          </table:table-cell>
          <table:table-cell table:style-name="ce8" table:formula="of:=IF([.D153]=&quot;&quot;;&quot;&quot;;[.A152]+1)" office:value-type="float" office:value="0">
            <text:p>Err:508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1">
          <table:table-cell table:style-name="ce10" table:formula="of:=IF([.D154]=&quot;&quot;;[.A153];[.A153]+1)" office:value-type="float" office:value="0">
            <text:p>Err:508</text:p>
          </table:table-cell>
          <table:table-cell table:style-name="ce8" table:formula="of:=IF([.D154]=&quot;&quot;;&quot;&quot;;[.A153]+1)" office:value-type="float" office:value="0">
            <text:p>Err:508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0" table:formula="of:=IF([.D155]=&quot;&quot;;[.A154];[.A154]+1)" office:value-type="float" office:value="0">
            <text:p>Err:508</text:p>
          </table:table-cell>
          <table:table-cell table:style-name="ce8" table:formula="of:=IF([.D155]=&quot;&quot;;&quot;&quot;;[.A154]+1)" office:value-type="float" office:value="0">
            <text:p>Err:508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0" table:formula="of:=IF([.D156]=&quot;&quot;;[.A155];[.A155]+1)" office:value-type="float" office:value="0">
            <text:p>Err:508</text:p>
          </table:table-cell>
          <table:table-cell table:style-name="ce8" table:formula="of:=IF([.D156]=&quot;&quot;;&quot;&quot;;[.A15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57]=&quot;&quot;;[.A156];[.A156]+1)" office:value-type="float" office:value="0">
            <text:p>Err:508</text:p>
          </table:table-cell>
          <table:table-cell table:style-name="ce8" table:formula="of:=IF([.D157]=&quot;&quot;;&quot;&quot;;[.A156]+1)" office:value-type="float" office:value="0">
            <text:p>Err:508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1">
          <table:table-cell table:style-name="ce10" table:formula="of:=IF([.D158]=&quot;&quot;;[.A157];[.A157]+1)" office:value-type="float" office:value="0">
            <text:p>Err:508</text:p>
          </table:table-cell>
          <table:table-cell table:style-name="ce8" table:formula="of:=IF([.D158]=&quot;&quot;;&quot;&quot;;[.A157]+1)" office:value-type="float" office:value="0">
            <text:p>Err:508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1">
          <table:table-cell table:style-name="ce10" table:formula="of:=IF([.D159]=&quot;&quot;;[.A158];[.A158]+1)" office:value-type="float" office:value="0">
            <text:p>Err:508</text:p>
          </table:table-cell>
          <table:table-cell table:style-name="ce8" table:formula="of:=IF([.D159]=&quot;&quot;;&quot;&quot;;[.A158]+1)" office:value-type="float" office:value="0">
            <text:p>Err:508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1">
          <table:table-cell table:style-name="ce10" table:formula="of:=IF([.D160]=&quot;&quot;;[.A159];[.A159]+1)" office:value-type="float" office:value="0">
            <text:p>Err:508</text:p>
          </table:table-cell>
          <table:table-cell table:style-name="ce8" table:formula="of:=IF([.D160]=&quot;&quot;;&quot;&quot;;[.A159]+1)" office:value-type="float" office:value="0">
            <text:p>Err:508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1">
          <table:table-cell table:style-name="ce10" table:formula="of:=IF([.D161]=&quot;&quot;;[.A160];[.A160]+1)" office:value-type="float" office:value="0">
            <text:p>Err:508</text:p>
          </table:table-cell>
          <table:table-cell table:style-name="ce8" table:formula="of:=IF([.D161]=&quot;&quot;;&quot;&quot;;[.A16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62]=&quot;&quot;;[.A161];[.A161]+1)" office:value-type="float" office:value="0">
            <text:p>Err:508</text:p>
          </table:table-cell>
          <table:table-cell table:style-name="ce8" table:formula="of:=IF([.D162]=&quot;&quot;;&quot;&quot;;[.A161]+1)" office:value-type="float" office:value="0">
            <text:p>Err:508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1">
          <table:table-cell table:style-name="ce10" table:formula="of:=IF([.D163]=&quot;&quot;;[.A162];[.A162]+1)" office:value-type="float" office:value="0">
            <text:p>Err:508</text:p>
          </table:table-cell>
          <table:table-cell table:style-name="ce8" table:formula="of:=IF([.D163]=&quot;&quot;;&quot;&quot;;[.A162]+1)" office:value-type="float" office:value="0">
            <text:p>Err:508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1">
          <table:table-cell table:style-name="ce10" table:formula="of:=IF([.D164]=&quot;&quot;;[.A163];[.A163]+1)" office:value-type="float" office:value="0">
            <text:p>Err:508</text:p>
          </table:table-cell>
          <table:table-cell table:style-name="ce8" table:formula="of:=IF([.D164]=&quot;&quot;;&quot;&quot;;[.A163]+1)" office:value-type="float" office:value="0">
            <text:p>Err:508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1">
          <table:table-cell table:style-name="ce10" table:formula="of:=IF([.D165]=&quot;&quot;;[.A164];[.A164]+1)" office:value-type="float" office:value="0">
            <text:p>Err:508</text:p>
          </table:table-cell>
          <table:table-cell table:style-name="ce8" table:formula="of:=IF([.D165]=&quot;&quot;;&quot;&quot;;[.A16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66]=&quot;&quot;;[.A165];[.A165]+1)" office:value-type="float" office:value="0">
            <text:p>Err:508</text:p>
          </table:table-cell>
          <table:table-cell table:style-name="ce8" table:formula="of:=IF([.D166]=&quot;&quot;;&quot;&quot;;[.A16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/>
          <table:table-cell table:style-name="ce8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8"/>
          <table:table-cell/>
          <table:table-cell office:value-type="string">
            <text:p>Vorauswahl bestanden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8"/>
          <table:table-cell/>
          <table:table-cell office:value-type="string">
            <text:p>Endauswahl bestanden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8"/>
          <table:table-cell/>
          <table:table-cell office:value-type="string">
            <text:p>Unterlagen komplet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8"/>
          <table:table-cell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1">
          <table:table-cell table:style-name="ce10" table:formula="of:=IF([.D172]=&quot;&quot;;[.A166];[.A166]+1)" office:value-type="float" office:value="0">
            <text:p>Err:508</text:p>
          </table:table-cell>
          <table:table-cell table:style-name="ce8" table:formula="of:=IF([.D172]=&quot;&quot;;&quot;&quot;;[.A166]+1)" office:value-type="float" office:value="0">
            <text:p>Err:508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1">
          <table:table-cell table:style-name="ce10" table:formula="of:=IF([.D173]=&quot;&quot;;[.A172];[.A172]+1)" office:value-type="float" office:value="0">
            <text:p>Err:508</text:p>
          </table:table-cell>
          <table:table-cell table:style-name="ce8" table:formula="of:=IF([.D173]=&quot;&quot;;&quot;&quot;;[.A17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74]=&quot;&quot;;[.A173];[.A173]+1)" office:value-type="float" office:value="0">
            <text:p>Err:508</text:p>
          </table:table-cell>
          <table:table-cell table:style-name="ce8" table:formula="of:=IF([.D174]=&quot;&quot;;&quot;&quot;;[.A173]+1)" office:value-type="float" office:value="0">
            <text:p>Err:508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1">
          <table:table-cell table:style-name="ce10" table:formula="of:=IF([.D175]=&quot;&quot;;[.A174];[.A174]+1)" office:value-type="float" office:value="0">
            <text:p>Err:508</text:p>
          </table:table-cell>
          <table:table-cell table:style-name="ce8" table:formula="of:=IF([.D175]=&quot;&quot;;&quot;&quot;;[.A17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76]=&quot;&quot;;[.A175];[.A175]+1)" office:value-type="float" office:value="0">
            <text:p>Err:508</text:p>
          </table:table-cell>
          <table:table-cell table:style-name="ce8" table:formula="of:=IF([.D176]=&quot;&quot;;&quot;&quot;;[.A1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0" table:formula="of:=IF([.D177]=&quot;&quot;;[.A176];[.A176]+1)" office:value-type="float" office:value="0">
            <text:p>Err:508</text:p>
          </table:table-cell>
          <table:table-cell table:style-name="ce8" table:formula="of:=IF([.D177]=&quot;&quot;;&quot;&quot;;[.A176]+1)">
            <text:p/>
          </table:table-cell>
          <table:table-cell/>
          <table:table-cell/>
          <table:table-cell table:number-columns-repeated="102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waltung_basic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Filter</text:p>
          </table:table-cell>
          <table:table-cell table:style-name="ce1" office:value-type="string">
            <text:p>Felder angezeigt</text:p>
          </table:table-cell>
          <table:table-cell table:style-name="ce1" office:value-type="string">
            <text:p>Funktione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</table:table>
      <table:table table:name="Verwaltung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Anzeige Verwaltungsseit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Filter</text:p>
          </table:table-cell>
          <table:table-cell table:style-name="ce1"/>
          <table:table-cell table:style-name="ce1" office:value-type="string">
            <text:p>Aufgaben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1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1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1">
          <table:table-cell office:value-type="string">
            <text:p>Name lat</text:p>
          </table:table-cell>
          <table:table-cell table:number-columns-repeated="1023"/>
        </table:table-row>
        <table:table-row table:style-name="ro1">
          <table:table-cell office:value-type="string">
            <text:p>Vorname lat</text:p>
          </table:table-cell>
          <table:table-cell table:number-columns-repeated="1023"/>
        </table:table-row>
        <table:table-row table:style-name="ro1">
          <table:table-cell office:value-type="string">
            <text:p>Anrede</text:p>
          </table:table-cell>
          <table:table-cell table:number-columns-repeated="1023"/>
        </table:table-row>
        <table:table-row table:style-name="ro1">
          <table:table-cell office:value-type="string">
            <text:p>Geb.-Datum/A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</text:p>
          </table:table-cell>
          <table:table-cell table:number-columns-repeated="1023"/>
        </table:table-row>
        <table:table-row table:style-name="ro1">
          <table:table-cell office:value-type="string">
            <text:p>Studienfach</text:p>
          </table:table-cell>
          <table:table-cell table:number-columns-repeated="1023"/>
        </table:table-row>
        <table:table-row table:style-name="ro1">
          <table:table-cell office:value-type="string">
            <text:p>Studienziel</text:p>
          </table:table-cell>
          <table:table-cell table:number-columns-repeated="1023"/>
        </table:table-row>
        <table:table-row table:style-name="ro1">
          <table:table-cell office:value-type="string">
            <text:p>Ku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-Mail</text:p>
          </table:table-cell>
          <table:table-cell table:number-columns-repeated="1023"/>
        </table:table-row>
        <table:table-row table:style-name="ro1">
          <table:table-cell office:value-type="string">
            <text:p>Mob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1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1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Ergebnis 2. Auswahl (</text:p>
          </table:table-cell>
          <table:table-cell table:number-columns-repeated="1023"/>
        </table:table-row>
      </table:table>
      <table:table table:name="Funktione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Funktionen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Zunächst Auswahl des Programms, dann weiter zu entsprechendem Formular</text:p>
          </table:table-cell>
        </table:table-row>
        <table:table-row table:style-name="ro1">
          <table:table-cell office:value-type="string">
            <text:p>Zugang zu eigenen Daten, Änderungen möglich</text:p>
          </table:table-cell>
        </table:table-row>
        <table:table-row table:style-name="ro1">
          <table:table-cell office:value-type="string">
            <text:p>Email verschicken</text:p>
          </table:table-cell>
        </table:table-row>
        <table:table-row table:style-name="ro1">
          <table:table-cell office:value-type="string">
            <text:p>Foto hochladen</text:p>
          </table:table-cell>
        </table:table-row>
        <table:table-row table:style-name="ro1">
          <table:table-cell office:value-type="string">
            <text:p>Dokumente als Vorlagen mit Daten zum Ausdrucken</text:p>
          </table:table-cell>
        </table:table-row>
        <table:table-row table:style-name="ro1">
          <table:table-cell office:value-type="string">
            <text:p>Statusangabe, ob alle Pflichtangaben gemacht sind, ansonsten</text:p>
          </table:table-cell>
        </table:table-row>
        <table:table-row table:style-name="ro1">
          <table:table-cell office:value-type="string">
            <text:p>Emailbenachrichtigung für Anmeldung (Name und Email reichen erstmal)</text:p>
          </table:table-cell>
        </table:table-row>
        <table:table-row table:style-name="ro1">
          <table:table-cell office:value-type="string">
            <text:p>Emailbenachrichtigung, welche Angaben noch fehlen</text:p>
          </table:table-cell>
        </table:table-row>
        <table:table-row table:style-name="ro1">
          <table:table-cell office:value-type="string">
            <text:p>Warnung, wenn falscher Kurs</text:p>
          </table:table-cell>
        </table:table-row>
        <table:table-row table:style-name="ro1">
          <table:table-cell office:value-type="string">
            <text:p>Factsheet für Landwirte automatisch erstellbar</text:p>
          </table:table-cell>
        </table:table-row>
        <table:table-row table:style-name="ro1">
          <table:table-cell office:value-type="string">
            <text:p>automatisches Umschalten des Schriftsatzes, falls technisch möglich</text:p>
          </table:table-cell>
        </table:table-row>
        <table:table-row table:style-name="ro1">
          <table:table-cell office:value-type="string">
            <text:p>Daten sicher, sollen später gelöscht werden</text:p>
          </table:table-cell>
        </table:table-row>
        <table:table-row table:style-name="ro1">
          <table:table-cell office:value-type="string">
            <text:p>Benachrichtigung, ob Auswahl an der jeweiligen Uni stattfindet</text:p>
          </table:table-cell>
        </table:table-row>
        <table:table-row table:style-name="ro1">
          <table:table-cell office:value-type="string">
            <text:p>erfolgreiche Teilnahme am DaF-Kurs</text:p>
          </table:table-cell>
        </table:table-row>
        <table:table-row table:style-name="ro1">
          <table:table-cell/>
        </table:table-row>
        <table:table-row table:style-name="ro1">
          <table:table-cell table:style-name="ce1"/>
        </table:table-row>
      </table:table>
      <table:table table:name="Informationen" table:style-name="ta1" table:print="false">
        <table:table-column table:style-name="co1" table:default-cell-style-name="Default"/>
        <table:table-row table:style-name="ro1">
          <table:table-cell office:value-type="string">
            <text:p>Hinweis, dass Informationen über Emails laufen</text:p>
          </table:table-cell>
        </table:table-row>
        <table:table-row table:style-name="ro1">
          <table:table-cell office:value-type="string">
            <text:p>Frühzeitig um Pass und Führerscheine kümmern!</text:p>
          </table:table-cell>
        </table:table-row>
        <table:table-row table:style-name="ro1">
          <table:table-cell office:value-type="string">
            <text:p>Führerschein kein Muss, erhöht aber Chancen und erweitert Möglichkeiten in Deutschland.</text:p>
          </table:table-cell>
        </table:table-row>
        <table:table-row table:style-name="ro1">
          <table:table-cell office:value-type="string">
            <text:p>Dokumente (automatisch erstellt bzw. Ausfüllbeispiele) + Checklis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6.09.2012</text:date>, <text:time>11:06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08:28:17.14</meta:creation-date>
    <meta:generator>OpenOffice.org/3.3$Win32 OpenOffice.org_project/330m20$Build-9567</meta:generator>
    <dc:date>2012-09-06T11:06:18.55</dc:date>
    <meta:editing-duration>P2DT10H17S</meta:editing-duration>
    <meta:editing-cycles>28</meta:editing-cycles>
    <dc:creator>J M</dc:creator>
    <meta:document-statistic meta:table-count="12" meta:cell-count="1084" meta:object-count="0"/>
  </office:meta>
</office:document-meta>
</file>